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5.206cm" svg:height="8.553cm" svg:x="-0.006cm" svg:y="0.9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03T18:02:03.214845944</dc:date>
    <meta:editing-duration>PT2M56S</meta:editing-duration>
    <meta:editing-cycles>20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07cm" svg:height="8.554cm" xlink:href="." xlink:type="simple" chart:class="chart:scatter" chart:style-name="ch1">
        <chart:plot-area chart:style-name="ch2" chart:data-source-has-labels="both" svg:x="0.304cm" svg:y="0.171cm" svg:width="14.599cm" svg:height="8.212cm">
          <chartooo:coordinate-region svg:x="0.846cm" svg:y="0.37cm" svg:width="13.963cm" svg:height="7.81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